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officeooo:rsid="001814c8" officeooo:paragraph-rsid="001814c8"/>
    </style:style>
    <style:style style:name="P2" style:family="paragraph" style:parent-style-name="Standard">
      <style:paragraph-properties fo:line-height="200%" fo:text-align="center" style:justify-single-word="false"/>
      <style:text-properties officeooo:rsid="001814c8" officeooo:paragraph-rsid="001814c8"/>
    </style:style>
    <style:style style:name="P3" style:family="paragraph" style:parent-style-name="Standard">
      <style:paragraph-properties fo:line-height="200%" fo:text-align="start" style:justify-single-word="false"/>
      <style:text-properties officeooo:rsid="001814c8" officeooo:paragraph-rsid="001814c8"/>
    </style:style>
    <style:style style:name="P4" style:family="paragraph" style:parent-style-name="Standard">
      <style:paragraph-properties fo:line-height="200%" fo:text-align="center" style:justify-single-word="false"/>
      <style:text-properties officeooo:rsid="002616c3" officeooo:paragraph-rsid="002616c3"/>
    </style:style>
    <style:style style:name="T1" style:family="text">
      <style:text-properties officeooo:rsid="0018cf2d"/>
    </style:style>
    <style:style style:name="T2" style:family="text">
      <style:text-properties officeooo:rsid="001909a9"/>
    </style:style>
    <style:style style:name="T3" style:family="text">
      <style:text-properties officeooo:rsid="001e1450"/>
    </style:style>
    <style:style style:name="T4" style:family="text">
      <style:text-properties officeooo:rsid="0022d4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106-02</text:p>
      <text:p text:style-name="P1">Barbara Stone</text:p>
      <text:p text:style-name="P1">2/7/2017</text:p>
      <text:p text:style-name="P2">Composición 1: Mi día festivo favorito</text:p>
      <text:p text:style-name="P4">el borrador</text:p>
      <text:p text:style-name="P2"/>
      <text:p text:style-name="P3"><text:tab/>Mi día festivo favorito es el Cuatro de Julio. Ese día se celebra <text:span text:style-name="T1">la independencia del Estados Unidos del Imperio Británico. Casi todas personas no ir a trabajar durante el día festivo, y tienen razones diferentes por qué. Algunos personas pasan todo día preparan para gran fiestas que van a pasar por esta noche, y otras personas solo quieren a pasarse con sus familias y entonces no hacen pocos cosas durante el día. Sin embargo, casi todas personas miran los desfiles por la tarde y los fuegos artificiales por la noches, que son algún del más importante costumbres del día festivo.</text:span></text:p>
      <text:p text:style-name="P3"/>
      <text:p text:style-name="P3"><text:tab/><text:span text:style-name="T2">Usualmente, celebro eses día por pasarlo tiempo con mi familia y mis amigos. No tenemos ninguna tradicion, pero hacemos un gran cena y los invitamos buen amigos a nuestra casa. Mi hermano y mis padres toman bebidas alcohólicos, pero bebo agua. Hacemos patatas asadas, bistec, brócoli para la cena, y sé que hay otras comidas que la hacemos pero me las olvido lo que son. Mis pades siempre me dicen a mí a ponerme ropas buenas porque, casi nunca no lo hago esto.</text:span></text:p>
      <text:p text:style-name="P3"/>
      <text:p text:style-name="P3"><text:tab/><text:span text:style-name="T4">El año pasado fue el día que mejor celebré el Cuatro de Julio para mí. Me desperté a las siete de la mañana, y oí ruido de afuera a mi casa, y supe que el desfile acababa de empezar. Muchas personas llevó ropas de rojo, blanco, y azul para representar la bandera de EE.UU. ¡Alguna gente se pintaron esos colores! La alcaldesa de Washington DC, quien se llama Muriel Bowser, fue ahí tambén. Tarde </text:span><text:soft-page-break/><text:span text:style-name="T4">este día, fue a mi escuela segundario para mirar los fuegos artificiales. Estuve muy lejos del lugar donde gente lanzó los fuegos artificiales, pero todavía estaban muy bonitos.</text:span></text:p>
      <text:p text:style-name="P3"/>
      <text:p text:style-name="P3"><text:tab/><text:span text:style-name="T3">Para mí, este celebración es especial porque es la celebración de independencia de mi país. La historia de mi país es muy violento. Mucha gente murió para hacer este país lo que está ahora. Es importante para recordar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0:15:05.178975000</meta:creation-date>
    <dc:date>2017-02-08T06:46:50.237823000</dc:date>
    <meta:editing-duration>PT45M50S</meta:editing-duration>
    <meta:editing-cycles>8</meta:editing-cycles>
    <meta:generator>LibreOffice/5.2.3.3$MacOSX_X86_64 LibreOffice_project/d54a8868f08a7b39642414cf2c8ef2f228f780cf</meta:generator>
    <meta:document-statistic meta:table-count="0" meta:image-count="0" meta:object-count="0" meta:page-count="2" meta:paragraph-count="10" meta:word-count="339" meta:character-count="1939" meta:non-whitespace-character-count="1606"/>
  </office:meta>
</office:document-meta>
</file>